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94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7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87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49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8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8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2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8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64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bfbfbf"/>
    </style:style>
    <style:style style:name="gr13" style:family="graphic" style:parent-style-name="standard">
      <style:graphic-properties draw:stroke="none" draw:fill="solid" draw:fill-color="#f2f2f2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2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6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f2f2f2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4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6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1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6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62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fo:min-height="1.397cm"/>
    </style:style>
    <style:style style:name="gr23" style:family="graphic" style:parent-style-name="standard">
      <style:graphic-properties draw:stroke="none" svg:stroke-color="#000000" draw:fill="none" draw:fill-color="#ffffff" fo:min-height="3.81cm"/>
    </style:style>
    <style:style style:name="gr24" style:family="graphic" style:parent-style-name="standard">
      <style:graphic-properties draw:stroke="none" svg:stroke-color="#000000" draw:fill="none" draw:fill-color="#ffffff" fo:min-height="1.27cm"/>
    </style:style>
    <style:style style:name="gr25" style:family="graphic" style:parent-style-name="standard">
      <style:graphic-properties draw:stroke="none" svg:stroke-color="#000000" draw:fill="none" draw:fill-color="#ffffff" fo:min-height="3.429cm"/>
    </style:style>
    <style:style style:name="gr26" style:family="graphic" style:parent-style-name="standard">
      <style:graphic-properties draw:stroke="none" svg:stroke-color="#000000" draw:fill="none" draw:fill-color="#ffffff" fo:min-height="3.302cm"/>
    </style:style>
    <style:style style:name="gr27" style:family="graphic" style:parent-style-name="standard">
      <style:graphic-properties draw:stroke="none" svg:stroke-color="#000000" draw:fill="none" draw:fill-color="#ffffff" fo:min-height="3.93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bfbfbf"/>
    </style:style>
    <style:style style:name="P6" style:family="paragraph">
      <loext:graphic-properties draw:fill="solid" draw:fill-color="#f2f2f2"/>
    </style:style>
    <style:style style:name="P7" style:family="paragraph">
      <loext:graphic-properties draw:fill="none"/>
      <style:paragraph-properties fo:text-align="start" style:writing-mode="lr-tb"/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>
      <loext:graphic-properties draw:fill="solid" draw:fill-color="#f2f2f2"/>
      <style:text-properties fo:font-size="22pt" style:font-size-asian="22pt" style:font-size-complex="22pt"/>
    </style:style>
    <style:style style:name="P9" style:family="paragraph">
      <loext:graphic-properties draw:fill="none"/>
      <style:text-properties fo:font-size="11pt" style:text-underline-style="solid" style:text-underline-width="auto" style:text-underline-color="font-color" style:font-size-asian="11pt" style:font-size-complex="11pt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2" style:family="text">
      <style:text-properties fo:color="#000000" style:font-name="Calibri1" fo:font-size="11pt" fo:font-weight="bold" style:font-size-asian="11pt" style:font-name-complex="Calibri1" style:font-size-complex="11pt" style:font-weight-complex="bold"/>
    </style:style>
    <style:style style:name="T3" style:family="text">
      <style:text-properties fo:color="#000000" style:font-name="Calibri1" fo:font-size="11pt" style:text-underline-style="solid" style:text-underline-width="auto" style:text-underline-color="font-color" fo:font-weight="bold" style:font-size-asian="11pt" style:font-name-complex="Calibri1" style:font-size-complex="11pt" style:font-weight-complex="bold"/>
    </style:style>
    <style:style style:name="T4" style:family="text">
      <style:text-properties fo:color="#000000" style:font-name="Calibri1" fo:font-size="11pt" style:font-size-asian="11pt" style:font-name-complex="Calibri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43cm" svg:height="0.564cm" svg:x="8.156cm" svg:y="0.588cm">
          <draw:text-box>
            <text:p text:style-name="P1"><text:span text:style-name="T1">Team: <text:s/>Waterfall </text:span></text:p>
          </draw:text-box>
        </draw:frame>
        <draw:frame draw:style-name="gr2" draw:text-style-name="P2" draw:layer="layout" svg:width="0.564cm" svg:height="0.564cm" svg:x="10.796cm" svg:y="0.58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564cm" svg:height="0.564cm" svg:x="12.066cm" svg:y="0.58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64cm" svg:height="0.564cm" svg:x="13.336cm" svg:y="0.58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64cm" svg:height="0.564cm" svg:x="14.606cm" svg:y="0.58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64cm" svg:height="0.564cm" svg:x="15.876cm" svg:y="0.58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64cm" svg:height="0.564cm" svg:x="17.146cm" svg:y="0.588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3.702cm" svg:height="0.564cm" svg:x="18.416cm" svg:y="0.588cm">
          <draw:text-box>
            <text:p text:style-name="P1"><text:span text:style-name="T1">Date: March 20 </text:span></text:p>
          </draw:text-box>
        </draw:frame>
        <draw:frame draw:style-name="gr4" draw:text-style-name="P2" draw:layer="layout" svg:width="3.871cm" svg:height="0.564cm" svg:x="7.769cm" svg:y="1.614cm">
          <draw:text-box>
            <text:p text:style-name="P1"><text:span text:style-name="T1">Start time: 7:06 <text:s/></text:span></text:p>
          </draw:text-box>
        </draw:frame>
        <draw:frame draw:style-name="gr2" draw:text-style-name="P2" draw:layer="layout" svg:width="0.564cm" svg:height="0.564cm" svg:x="11.579cm" svg:y="1.61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64cm" svg:height="0.564cm" svg:x="12.849cm" svg:y="1.61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64cm" svg:height="0.564cm" svg:x="14.119cm" svg:y="1.61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64cm" svg:height="0.564cm" svg:x="15.39cm" svg:y="1.61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64cm" svg:height="0.564cm" svg:x="16.66cm" svg:y="1.614cm">
          <draw:text-box>
            <text:p text:style-name="P1"><text:span text:style-name="T1"><text:s/></text:span></text:p>
          </draw:text-box>
        </draw:frame>
        <draw:frame draw:style-name="gr5" draw:text-style-name="P2" draw:layer="layout" svg:width="3.622cm" svg:height="0.564cm" svg:x="17.91cm" svg:y="1.643cm">
          <draw:text-box>
            <text:p text:style-name="P1"><text:span text:style-name="T1">End time: 7:15 <text:s/></text:span></text:p>
          </draw:text-box>
        </draw:frame>
        <draw:frame draw:style-name="gr6" draw:text-style-name="P4" draw:layer="layout" svg:width="4.146cm" svg:height="0.39cm" svg:x="2.813cm" svg:y="2.859cm">
          <draw:text-box>
            <text:p text:style-name="P1"><text:span text:style-name="T2">Member Name (indicate) </text:span></text:p>
          </draw:text-box>
        </draw:frame>
        <draw:frame draw:style-name="gr7" draw:text-style-name="P4" draw:layer="layout" svg:width="5.484cm" svg:height="0.39cm" svg:x="8.467cm" svg:y="2.624cm">
          <draw:text-box>
            <text:p text:style-name="P1"><text:span text:style-name="T2">Summary of what was completed </text:span></text:p>
          </draw:text-box>
        </draw:frame>
        <draw:frame draw:style-name="gr8" draw:text-style-name="P4" draw:layer="layout" svg:width="2.987cm" svg:height="0.39cm" svg:x="9.718cm" svg:y="3.096cm">
          <draw:text-box>
            <text:p text:style-name="P1"><text:span text:style-name="T2">since last meeting </text:span></text:p>
          </draw:text-box>
        </draw:frame>
        <draw:frame draw:style-name="gr9" draw:text-style-name="P4" draw:layer="layout" svg:width="5.624cm" svg:height="0.39cm" svg:x="14.54cm" svg:y="2.624cm">
          <draw:text-box>
            <text:p text:style-name="P1"><text:span text:style-name="T2">Summary of what is planned to be </text:span></text:p>
          </draw:text-box>
        </draw:frame>
        <draw:frame draw:style-name="gr10" draw:text-style-name="P4" draw:layer="layout" svg:width="4.489cm" svg:height="0.39cm" svg:x="15.093cm" svg:y="3.096cm">
          <draw:text-box>
            <text:p text:style-name="P1"><text:span text:style-name="T2">completed by next meeting </text:span></text:p>
          </draw:text-box>
        </draw:frame>
        <draw:frame draw:style-name="gr11" draw:text-style-name="P4" draw:layer="layout" svg:width="5.764cm" svg:height="0.39cm" svg:x="20.923cm" svg:y="2.624cm">
          <draw:text-box>
            <text:p text:style-name="P1"><text:span text:style-name="T2">Summary of what is getting in their </text:span></text:p>
          </draw:text-box>
        </draw:frame>
        <draw:polygon draw:style-name="gr12" draw:text-style-name="P5" draw:layer="layout" svg:width="0.017cm" svg:height="0.017cm" svg:x="1.42cm" svg:y="2.527cm" svg:viewBox="0 0 18 18" draw:points="0,18 18,18 18,0 0,0">
          <text:p/>
        </draw:polygon>
        <draw:polygon draw:style-name="gr12" draw:text-style-name="P5" draw:layer="layout" svg:width="0.017cm" svg:height="0.017cm" svg:x="1.42cm" svg:y="2.527cm" svg:viewBox="0 0 18 18" draw:points="0,18 18,18 18,0 0,0">
          <text:p/>
        </draw:polygon>
        <draw:polygon draw:style-name="gr12" draw:text-style-name="P5" draw:layer="layout" svg:width="6.81cm" svg:height="0.017cm" svg:x="1.437cm" svg:y="2.527cm" svg:viewBox="0 0 6811 18" draw:points="0,18 6811,18 6811,0 0,0">
          <text:p/>
        </draw:polygon>
        <draw:polygon draw:style-name="gr12" draw:text-style-name="P5" draw:layer="layout" svg:width="0.018cm" svg:height="0.017cm" svg:x="8.247cm" svg:y="2.527cm" svg:viewBox="0 0 19 18" draw:points="0,18 19,18 19,0 0,0">
          <text:p/>
        </draw:polygon>
        <draw:polygon draw:style-name="gr12" draw:text-style-name="P5" draw:layer="layout" svg:width="5.804cm" svg:height="0.017cm" svg:x="8.264cm" svg:y="2.527cm" svg:viewBox="0 0 5805 18" draw:points="0,18 5805,18 5805,0 0,0">
          <text:p/>
        </draw:polygon>
        <draw:polygon draw:style-name="gr12" draw:text-style-name="P5" draw:layer="layout" svg:width="0.017cm" svg:height="0.017cm" svg:x="14.068cm" svg:y="2.527cm" svg:viewBox="0 0 18 18" draw:points="0,18 18,18 18,0 0,0">
          <text:p/>
        </draw:polygon>
        <draw:polygon draw:style-name="gr12" draw:text-style-name="P5" draw:layer="layout" svg:width="6.439cm" svg:height="0.017cm" svg:x="14.085cm" svg:y="2.527cm" svg:viewBox="0 0 6440 18" draw:points="0,18 6440,18 6440,0 0,0">
          <text:p/>
        </draw:polygon>
        <draw:polygon draw:style-name="gr12" draw:text-style-name="P5" draw:layer="layout" svg:width="0.017cm" svg:height="0.017cm" svg:x="20.524cm" svg:y="2.527cm" svg:viewBox="0 0 18 18" draw:points="0,18 18,18 18,0 0,0">
          <text:p/>
        </draw:polygon>
        <draw:polygon draw:style-name="gr12" draw:text-style-name="P5" draw:layer="layout" svg:width="6.44cm" svg:height="0.017cm" svg:x="20.541cm" svg:y="2.527cm" svg:viewBox="0 0 6441 18" draw:points="0,18 6441,18 6441,0 0,0">
          <text:p/>
        </draw:polygon>
        <draw:polygon draw:style-name="gr12" draw:text-style-name="P5" draw:layer="layout" svg:width="0.017cm" svg:height="0.017cm" svg:x="26.981cm" svg:y="2.527cm" svg:viewBox="0 0 18 18" draw:points="0,18 18,18 18,0 0,0">
          <text:p/>
        </draw:polygon>
        <draw:polygon draw:style-name="gr12" draw:text-style-name="P5" draw:layer="layout" svg:width="0.017cm" svg:height="0.017cm" svg:x="26.981cm" svg:y="2.527cm" svg:viewBox="0 0 18 18" draw:points="0,18 18,18 18,0 0,0">
          <text:p/>
        </draw:polygon>
        <draw:polygon draw:style-name="gr12" draw:text-style-name="P5" draw:layer="layout" svg:width="0.017cm" svg:height="0.948cm" svg:x="1.42cm" svg:y="2.544cm" svg:viewBox="0 0 18 949" draw:points="0,949 18,949 18,0 0,0">
          <text:p/>
        </draw:polygon>
        <draw:polygon draw:style-name="gr12" draw:text-style-name="P5" draw:layer="layout" svg:width="0.018cm" svg:height="0.948cm" svg:x="8.247cm" svg:y="2.544cm" svg:viewBox="0 0 19 949" draw:points="0,949 19,949 19,0 0,0">
          <text:p/>
        </draw:polygon>
        <draw:polygon draw:style-name="gr12" draw:text-style-name="P5" draw:layer="layout" svg:width="0.017cm" svg:height="0.948cm" svg:x="14.068cm" svg:y="2.544cm" svg:viewBox="0 0 18 949" draw:points="0,949 18,949 18,0 0,0">
          <text:p/>
        </draw:polygon>
        <draw:polygon draw:style-name="gr12" draw:text-style-name="P5" draw:layer="layout" svg:width="0.017cm" svg:height="0.948cm" svg:x="20.524cm" svg:y="2.544cm" svg:viewBox="0 0 18 949" draw:points="0,949 18,949 18,0 0,0">
          <text:p/>
        </draw:polygon>
        <draw:polygon draw:style-name="gr12" draw:text-style-name="P5" draw:layer="layout" svg:width="0.017cm" svg:height="0.948cm" svg:x="26.981cm" svg:y="2.544cm" svg:viewBox="0 0 18 949" draw:points="0,949 18,949 18,0 0,0">
          <text:p/>
        </draw:polygon>
        <draw:polygon draw:style-name="gr13" draw:text-style-name="P6" draw:layer="layout" svg:width="6.81cm" svg:height="4.264cm" svg:x="1.437cm" svg:y="3.511cm" svg:viewBox="0 0 6811 4265" draw:points="0,4265 6811,4265 6811,0 0,0">
          <text:p/>
        </draw:polygon>
        <draw:polygon draw:style-name="gr13" draw:text-style-name="P6" draw:layer="layout" svg:width="6.446cm" svg:height="0.473cm" svg:x="1.619cm" svg:y="3.511cm" svg:viewBox="0 0 6447 474" draw:points="0,474 6447,474 6447,0 0,0">
          <text:p/>
        </draw:polygon>
        <draw:frame draw:style-name="gr14" draw:text-style-name="P4" draw:layer="layout" svg:width="0.929cm" svg:height="0.39cm" svg:x="23.338cm" svg:y="3.096cm">
          <draw:text-box>
            <text:p text:style-name="P1"><text:span text:style-name="T2">way? </text:span></text:p>
          </draw:text-box>
        </draw:frame>
        <draw:polygon draw:style-name="gr13" draw:text-style-name="P6" draw:layer="layout" svg:width="6.446cm" svg:height="0.474cm" svg:x="1.619cm" svg:y="3.984cm" svg:viewBox="0 0 6447 475" draw:points="0,475 6447,475 6447,0 0,0">
          <text:p/>
        </draw:polygon>
        <draw:frame draw:style-name="gr15" draw:text-style-name="P4" draw:layer="layout" svg:width="0.386cm" svg:height="0.39cm" svg:x="1.619cm" svg:y="3.59cm">
          <draw:text-box>
            <text:p text:style-name="P1"><text:span text:style-name="T2"><text:s/></text:span></text:p>
          </draw:text-box>
        </draw:frame>
        <draw:polygon draw:style-name="gr16" draw:text-style-name="P6" draw:layer="layout" svg:width="6.446cm" svg:height="0.994cm" svg:x="1.684cm" svg:y="3.696cm" svg:viewBox="0 0 6447 995" draw:points="0,995 6447,995 6447,0 0,0">
          <text:p>Scott</text:p>
        </draw:polygon>
        <draw:frame draw:style-name="gr15" draw:text-style-name="P4" draw:layer="layout" svg:width="0.386cm" svg:height="0.39cm" svg:x="1.619cm" svg:y="4.062cm">
          <draw:text-box>
            <text:p text:style-name="P1"><text:span text:style-name="T2"><text:s/></text:span></text:p>
          </draw:text-box>
        </draw:frame>
        <draw:polygon draw:style-name="gr13" draw:text-style-name="P6" draw:layer="layout" svg:width="6.446cm" svg:height="0.474cm" svg:x="1.619cm" svg:y="4.932cm" svg:viewBox="0 0 6447 475" draw:points="0,475 6447,475 6447,0 0,0">
          <text:p/>
        </draw:polygon>
        <draw:frame draw:style-name="gr15" draw:text-style-name="P4" draw:layer="layout" svg:width="0.386cm" svg:height="0.39cm" svg:x="1.619cm" svg:y="4.536cm">
          <draw:text-box>
            <text:p text:style-name="P1"><text:span text:style-name="T2"><text:s/></text:span></text:p>
          </draw:text-box>
        </draw:frame>
        <draw:polygon draw:style-name="gr13" draw:text-style-name="P6" draw:layer="layout" svg:width="6.446cm" svg:height="0.472cm" svg:x="1.619cm" svg:y="5.406cm" svg:viewBox="0 0 6447 473" draw:points="0,473 6447,473 6447,0 0,0">
          <text:p/>
        </draw:polygon>
        <draw:frame draw:style-name="gr15" draw:text-style-name="P4" draw:layer="layout" svg:width="0.386cm" svg:height="0.39cm" svg:x="1.619cm" svg:y="5.01cm">
          <draw:text-box>
            <text:p text:style-name="P1"><text:span text:style-name="T2"><text:s/></text:span></text:p>
          </draw:text-box>
        </draw:frame>
        <draw:polygon draw:style-name="gr13" draw:text-style-name="P6" draw:layer="layout" svg:width="6.446cm" svg:height="0.474cm" svg:x="1.619cm" svg:y="5.878cm" svg:viewBox="0 0 6447 475" draw:points="0,475 6447,475 6447,0 0,0">
          <text:p/>
        </draw:polygon>
        <draw:frame draw:style-name="gr15" draw:text-style-name="P4" draw:layer="layout" svg:width="0.386cm" svg:height="0.39cm" svg:x="1.619cm" svg:y="5.484cm">
          <draw:text-box>
            <text:p text:style-name="P1"><text:span text:style-name="T2"><text:s/></text:span></text:p>
          </draw:text-box>
        </draw:frame>
        <draw:polygon draw:style-name="gr13" draw:text-style-name="P6" draw:layer="layout" svg:width="6.446cm" svg:height="0.474cm" svg:x="1.619cm" svg:y="6.352cm" svg:viewBox="0 0 6447 475" draw:points="0,475 6447,475 6447,0 0,0">
          <text:p/>
        </draw:polygon>
        <draw:frame draw:style-name="gr17" draw:text-style-name="P4" draw:layer="layout" svg:width="6.246cm" svg:height="0.39cm" svg:x="1.619cm" svg:y="5.956cm">
          <draw:text-box>
            <text:p text:style-name="P1"><text:span text:style-name="T2">Present from start to end of meeting? <text:s/></text:span></text:p>
          </draw:text-box>
        </draw:frame>
        <draw:frame draw:style-name="gr15" draw:text-style-name="P4" draw:layer="layout" svg:width="0.386cm" svg:height="0.39cm" svg:x="1.619cm" svg:y="6.431cm">
          <draw:text-box>
            <text:p text:style-name="P1"><text:span text:style-name="T2"><text:s/></text:span></text:p>
          </draw:text-box>
        </draw:frame>
        <draw:frame draw:style-name="gr18" draw:text-style-name="P4" draw:layer="layout" svg:width="0.663cm" svg:height="0.39cm" svg:x="2.889cm" svg:y="6.431cm">
          <draw:text-box>
            <text:p text:style-name="P1"><text:span text:style-name="T3">YES</text:span><text:span text:style-name="T2"> </text:span></text:p>
          </draw:text-box>
        </draw:frame>
        <draw:polygon draw:style-name="gr13" draw:text-style-name="P6" draw:layer="layout" svg:width="6.446cm" svg:height="0.475cm" svg:x="1.619cm" svg:y="6.826cm" svg:viewBox="0 0 6447 476" draw:points="0,476 6447,476 6447,0 0,0">
          <text:p/>
        </draw:polygon>
        <draw:frame draw:style-name="gr19" draw:text-style-name="P4" draw:layer="layout" svg:width="0.612cm" svg:height="0.39cm" svg:x="4.159cm" svg:y="6.431cm">
          <draw:text-box>
            <text:p text:style-name="P1"><text:span text:style-name="T2">NO </text:span></text:p>
          </draw:text-box>
        </draw:frame>
        <draw:frame draw:style-name="gr20" draw:text-style-name="P4" draw:layer="layout" svg:width="2.864cm" svg:height="0.39cm" svg:x="1.619cm" svg:y="6.905cm">
          <draw:text-box>
            <text:p text:style-name="P1"><text:span text:style-name="T2">Is Scrum Master? </text:span></text:p>
          </draw:text-box>
        </draw:frame>
        <draw:polygon draw:style-name="gr13" draw:text-style-name="P6" draw:layer="layout" svg:width="6.446cm" svg:height="0.474cm" svg:x="1.619cm" svg:y="7.301cm" svg:viewBox="0 0 6447 475" draw:points="0,475 6447,475 6447,0 0,0">
          <text:p/>
        </draw:polygon>
        <draw:frame draw:style-name="gr15" draw:text-style-name="P4" draw:layer="layout" svg:width="0.386cm" svg:height="0.39cm" svg:x="5.43cm" svg:y="6.905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7.379cm">
          <draw:text-box>
            <text:p text:style-name="P1"><text:span text:style-name="T2"><text:s/></text:span></text:p>
          </draw:text-box>
        </draw:frame>
        <draw:frame draw:style-name="gr21" draw:text-style-name="P7" draw:layer="layout" svg:width="0.662cm" svg:height="0.39cm" svg:x="2.889cm" svg:y="7.379cm">
          <draw:text-box>
            <text:p text:style-name="P1"><text:span text:style-name="T3">YES </text:span></text:p>
          </draw:text-box>
        </draw:frame>
        <draw:polygon draw:style-name="gr16" draw:text-style-name="P6" draw:layer="layout" svg:width="5.804cm" svg:height="4.264cm" svg:x="8.264cm" svg:y="3.511cm" svg:viewBox="0 0 5805 4265" draw:points="0,4265 5805,4265 5805,0 0,0">
          <text:p>Coded create </text:p>
          <text:p>project</text:p>
        </draw:polygon>
        <draw:polygon draw:style-name="gr13" draw:text-style-name="P6" draw:layer="layout" svg:width="5.44cm" svg:height="0.472cm" svg:x="8.446cm" svg:y="5.406cm" svg:viewBox="0 0 5441 473" draw:points="0,473 5441,473 5441,0 0,0">
          <text:p/>
        </draw:polygon>
        <draw:frame draw:style-name="gr19" draw:text-style-name="P4" draw:layer="layout" svg:width="0.612cm" svg:height="0.39cm" svg:x="4.159cm" svg:y="7.379cm">
          <draw:text-box>
            <text:p text:style-name="P1"><text:span text:style-name="T2">NO </text:span></text:p>
          </draw:text-box>
        </draw:frame>
        <draw:polygon draw:style-name="gr16" draw:text-style-name="P8" draw:layer="layout" svg:width="6.439cm" svg:height="4.264cm" svg:x="14.085cm" svg:y="3.511cm" svg:viewBox="0 0 6440 4265" draw:points="0,4265 6440,4265 6440,0 0,0">
          <text:p/>
        </draw:polygon>
        <draw:frame draw:style-name="gr15" draw:text-style-name="P4" draw:layer="layout" svg:width="0.386cm" svg:height="0.39cm" svg:x="8.446cm" svg:y="5.484cm">
          <draw:text-box>
            <text:p text:style-name="P1"><text:span text:style-name="T4"><text:s/></text:span></text:p>
          </draw:text-box>
        </draw:frame>
        <draw:polygon draw:style-name="gr16" draw:text-style-name="P6" draw:layer="layout" svg:width="6.44cm" svg:height="4.264cm" svg:x="20.541cm" svg:y="3.511cm" svg:viewBox="0 0 6441 4265" draw:points="0,4265 6441,4265 6441,0 0,0">
          <text:p/>
        </draw:polygon>
        <draw:polygon draw:style-name="gr13" draw:text-style-name="P6" draw:layer="layout" svg:width="6.076cm" svg:height="0.472cm" svg:x="20.723cm" svg:y="5.406cm" svg:viewBox="0 0 6077 473" draw:points="0,473 6077,473 6077,0 0,0">
          <text:p/>
        </draw:polygon>
        <draw:frame draw:style-name="gr15" draw:text-style-name="P4" draw:layer="layout" svg:width="0.386cm" svg:height="0.39cm" svg:x="14.267cm" svg:y="5.484cm">
          <draw:text-box>
            <text:p text:style-name="P1"><text:span text:style-name="T4"><text:s/></text:span></text:p>
          </draw:text-box>
        </draw:frame>
        <draw:polygon draw:style-name="gr12" draw:text-style-name="P5" draw:layer="layout" svg:width="0.017cm" svg:height="0.017cm" svg:x="1.42cm" svg:y="3.492cm" svg:viewBox="0 0 18 18" draw:points="0,18 18,18 18,0 0,0">
          <text:p/>
        </draw:polygon>
        <draw:polygon draw:style-name="gr12" draw:text-style-name="P5" draw:layer="layout" svg:width="6.81cm" svg:height="0.017cm" svg:x="1.437cm" svg:y="3.492cm" svg:viewBox="0 0 6811 18" draw:points="0,18 6811,18 6811,0 0,0">
          <text:p/>
        </draw:polygon>
        <draw:polygon draw:style-name="gr12" draw:text-style-name="P5" draw:layer="layout" svg:width="0.018cm" svg:height="0.017cm" svg:x="8.247cm" svg:y="3.492cm" svg:viewBox="0 0 19 18" draw:points="0,18 19,18 19,0 0,0">
          <text:p/>
        </draw:polygon>
        <draw:polygon draw:style-name="gr12" draw:text-style-name="P5" draw:layer="layout" svg:width="5.804cm" svg:height="0.017cm" svg:x="8.264cm" svg:y="3.492cm" svg:viewBox="0 0 5805 18" draw:points="0,18 5805,18 5805,0 0,0">
          <text:p/>
        </draw:polygon>
        <draw:polygon draw:style-name="gr12" draw:text-style-name="P5" draw:layer="layout" svg:width="0.017cm" svg:height="0.017cm" svg:x="14.068cm" svg:y="3.492cm" svg:viewBox="0 0 18 18" draw:points="0,18 18,18 18,0 0,0">
          <text:p/>
        </draw:polygon>
        <draw:polygon draw:style-name="gr12" draw:text-style-name="P5" draw:layer="layout" svg:width="6.439cm" svg:height="0.017cm" svg:x="14.085cm" svg:y="3.492cm" svg:viewBox="0 0 6440 18" draw:points="0,18 6440,18 6440,0 0,0">
          <text:p/>
        </draw:polygon>
        <draw:polygon draw:style-name="gr12" draw:text-style-name="P5" draw:layer="layout" svg:width="0.017cm" svg:height="0.017cm" svg:x="20.524cm" svg:y="3.492cm" svg:viewBox="0 0 18 18" draw:points="0,18 18,18 18,0 0,0">
          <text:p/>
        </draw:polygon>
        <draw:polygon draw:style-name="gr12" draw:text-style-name="P5" draw:layer="layout" svg:width="6.44cm" svg:height="0.017cm" svg:x="20.541cm" svg:y="3.492cm" svg:viewBox="0 0 6441 18" draw:points="0,18 6441,18 6441,0 0,0">
          <text:p/>
        </draw:polygon>
        <draw:polygon draw:style-name="gr12" draw:text-style-name="P5" draw:layer="layout" svg:width="0.017cm" svg:height="0.017cm" svg:x="26.981cm" svg:y="3.492cm" svg:viewBox="0 0 18 18" draw:points="0,18 18,18 18,0 0,0">
          <text:p/>
        </draw:polygon>
        <draw:polygon draw:style-name="gr12" draw:text-style-name="P5" draw:layer="layout" svg:width="0.017cm" svg:height="4.266cm" svg:x="1.42cm" svg:y="3.509cm" svg:viewBox="0 0 18 4267" draw:points="0,4267 18,4267 18,0 0,0">
          <text:p/>
        </draw:polygon>
        <draw:polygon draw:style-name="gr12" draw:text-style-name="P5" draw:layer="layout" svg:width="0.018cm" svg:height="4.266cm" svg:x="8.247cm" svg:y="3.509cm" svg:viewBox="0 0 19 4267" draw:points="0,4267 19,4267 19,0 0,0">
          <text:p/>
        </draw:polygon>
        <draw:polygon draw:style-name="gr12" draw:text-style-name="P5" draw:layer="layout" svg:width="0.017cm" svg:height="4.266cm" svg:x="14.068cm" svg:y="3.509cm" svg:viewBox="0 0 18 4267" draw:points="0,4267 18,4267 18,0 0,0">
          <text:p/>
        </draw:polygon>
        <draw:polygon draw:style-name="gr12" draw:text-style-name="P5" draw:layer="layout" svg:width="0.017cm" svg:height="4.266cm" svg:x="20.524cm" svg:y="3.509cm" svg:viewBox="0 0 18 4267" draw:points="0,4267 18,4267 18,0 0,0">
          <text:p/>
        </draw:polygon>
        <draw:polygon draw:style-name="gr12" draw:text-style-name="P5" draw:layer="layout" svg:width="0.017cm" svg:height="4.266cm" svg:x="26.981cm" svg:y="3.509cm" svg:viewBox="0 0 18 4267" draw:points="0,4267 18,4267 18,0 0,0">
          <text:p/>
        </draw:polygon>
        <draw:frame draw:style-name="gr15" draw:text-style-name="P4" draw:layer="layout" svg:width="0.386cm" svg:height="0.39cm" svg:x="20.724cm" svg:y="5.484cm">
          <draw:text-box>
            <text:p text:style-name="P1"><text:span text:style-name="T4"><text:s/></text:span></text:p>
          </draw:text-box>
        </draw:frame>
        <draw:frame draw:style-name="gr15" draw:text-style-name="P4" draw:layer="layout" svg:width="0.386cm" svg:height="0.39cm" svg:x="1.619cm" svg:y="8.107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8.581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9.053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9.527cm">
          <draw:text-box>
            <text:p text:style-name="P1"><text:span text:style-name="T2"><text:s/></text:span></text:p>
          </draw:text-box>
        </draw:frame>
        <draw:frame draw:style-name="gr17" draw:text-style-name="P4" draw:layer="layout" svg:width="6.246cm" svg:height="0.39cm" svg:x="1.619cm" svg:y="10.001cm">
          <draw:text-box>
            <text:p text:style-name="P1"><text:span text:style-name="T2">Present from start to end of meeting? <text:s/></text:span></text:p>
          </draw:text-box>
        </draw:frame>
        <draw:frame draw:style-name="gr15" draw:text-style-name="P4" draw:layer="layout" svg:width="0.386cm" svg:height="0.39cm" svg:x="1.619cm" svg:y="10.476cm">
          <draw:text-box>
            <text:p text:style-name="P1"><text:span text:style-name="T2"><text:s/></text:span></text:p>
          </draw:text-box>
        </draw:frame>
        <draw:frame draw:style-name="gr18" draw:text-style-name="P4" draw:layer="layout" svg:width="0.663cm" svg:height="0.39cm" svg:x="2.889cm" svg:y="10.476cm">
          <draw:text-box>
            <text:p text:style-name="P1"><text:span text:style-name="T3">YES</text:span><text:span text:style-name="T2"> </text:span></text:p>
          </draw:text-box>
        </draw:frame>
        <draw:frame draw:style-name="gr19" draw:text-style-name="P4" draw:layer="layout" svg:width="0.612cm" svg:height="0.39cm" svg:x="4.159cm" svg:y="10.476cm">
          <draw:text-box>
            <text:p text:style-name="P1"><text:span text:style-name="T2">NO </text:span></text:p>
          </draw:text-box>
        </draw:frame>
        <draw:frame draw:style-name="gr20" draw:text-style-name="P4" draw:layer="layout" svg:width="2.864cm" svg:height="0.39cm" svg:x="1.619cm" svg:y="10.95cm">
          <draw:text-box>
            <text:p text:style-name="P1"><text:span text:style-name="T2">Is Scrum Master? </text:span></text:p>
          </draw:text-box>
        </draw:frame>
        <draw:frame draw:style-name="gr15" draw:text-style-name="P4" draw:layer="layout" svg:width="0.386cm" svg:height="0.39cm" svg:x="5.43cm" svg:y="10.95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11.422cm">
          <draw:text-box>
            <text:p text:style-name="P1"><text:span text:style-name="T2"><text:s/></text:span></text:p>
          </draw:text-box>
        </draw:frame>
        <draw:frame draw:style-name="gr21" draw:text-style-name="P4" draw:layer="layout" svg:width="0.662cm" svg:height="0.39cm" svg:x="2.889cm" svg:y="11.422cm">
          <draw:text-box>
            <text:p text:style-name="P1"><text:span text:style-name="T2">YES </text:span></text:p>
          </draw:text-box>
        </draw:frame>
        <draw:frame draw:style-name="gr19" draw:text-style-name="P4" draw:layer="layout" svg:width="0.612cm" svg:height="0.39cm" svg:x="4.159cm" svg:y="11.422cm">
          <draw:text-box>
            <text:p text:style-name="P1"><text:span text:style-name="T3">NO</text:span><text:span text:style-name="T2"> </text:span></text:p>
          </draw:text-box>
        </draw:frame>
        <draw:frame draw:style-name="gr15" draw:text-style-name="P4" draw:layer="layout" svg:width="0.386cm" svg:height="0.39cm" svg:x="8.446cm" svg:y="9.764cm">
          <draw:text-box>
            <text:p text:style-name="P1"><text:span text:style-name="T4"><text:s/></text:span></text:p>
          </draw:text-box>
        </draw:frame>
        <draw:frame draw:style-name="gr15" draw:text-style-name="P4" draw:layer="layout" svg:width="0.386cm" svg:height="0.39cm" svg:x="14.267cm" svg:y="9.764cm">
          <draw:text-box>
            <text:p text:style-name="P1"><text:span text:style-name="T4"><text:s/></text:span></text:p>
          </draw:text-box>
        </draw:frame>
        <draw:polygon draw:style-name="gr12" draw:text-style-name="P5" draw:layer="layout" svg:width="0.017cm" svg:height="0.017cm" svg:x="1.42cm" svg:y="7.775cm" svg:viewBox="0 0 18 18" draw:points="0,18 18,18 18,0 0,0">
          <text:p/>
        </draw:polygon>
        <draw:polygon draw:style-name="gr12" draw:text-style-name="P5" draw:layer="layout" svg:width="6.81cm" svg:height="0.017cm" svg:x="1.437cm" svg:y="7.775cm" svg:viewBox="0 0 6811 18" draw:points="0,18 6811,18 6811,0 0,0">
          <text:p/>
        </draw:polygon>
        <draw:polygon draw:style-name="gr12" draw:text-style-name="P5" draw:layer="layout" svg:width="0.018cm" svg:height="0.017cm" svg:x="8.247cm" svg:y="7.775cm" svg:viewBox="0 0 19 18" draw:points="0,18 19,18 19,0 0,0">
          <text:p/>
        </draw:polygon>
        <draw:polygon draw:style-name="gr12" draw:text-style-name="P5" draw:layer="layout" svg:width="5.804cm" svg:height="0.017cm" svg:x="8.264cm" svg:y="7.775cm" svg:viewBox="0 0 5805 18" draw:points="0,18 5805,18 5805,0 0,0">
          <text:p/>
        </draw:polygon>
        <draw:polygon draw:style-name="gr12" draw:text-style-name="P5" draw:layer="layout" svg:width="0.017cm" svg:height="0.017cm" svg:x="14.068cm" svg:y="7.775cm" svg:viewBox="0 0 18 18" draw:points="0,18 18,18 18,0 0,0">
          <text:p/>
        </draw:polygon>
        <draw:polygon draw:style-name="gr12" draw:text-style-name="P5" draw:layer="layout" svg:width="6.439cm" svg:height="0.017cm" svg:x="14.085cm" svg:y="7.775cm" svg:viewBox="0 0 6440 18" draw:points="0,18 6440,18 6440,0 0,0">
          <text:p/>
        </draw:polygon>
        <draw:polygon draw:style-name="gr12" draw:text-style-name="P5" draw:layer="layout" svg:width="0.017cm" svg:height="0.017cm" svg:x="20.524cm" svg:y="7.775cm" svg:viewBox="0 0 18 18" draw:points="0,18 18,18 18,0 0,0">
          <text:p/>
        </draw:polygon>
        <draw:polygon draw:style-name="gr12" draw:text-style-name="P5" draw:layer="layout" svg:width="6.44cm" svg:height="0.017cm" svg:x="20.541cm" svg:y="7.775cm" svg:viewBox="0 0 6441 18" draw:points="0,18 6441,18 6441,0 0,0">
          <text:p/>
        </draw:polygon>
        <draw:polygon draw:style-name="gr12" draw:text-style-name="P5" draw:layer="layout" svg:width="0.017cm" svg:height="0.017cm" svg:x="26.981cm" svg:y="7.775cm" svg:viewBox="0 0 18 18" draw:points="0,18 18,18 18,0 0,0">
          <text:p/>
        </draw:polygon>
        <draw:polygon draw:style-name="gr12" draw:text-style-name="P5" draw:layer="layout" svg:width="0.017cm" svg:height="4.263cm" svg:x="1.42cm" svg:y="7.792cm" svg:viewBox="0 0 18 4264" draw:points="0,4264 18,4264 18,0 0,0">
          <text:p/>
        </draw:polygon>
        <draw:polygon draw:style-name="gr12" draw:text-style-name="P5" draw:layer="layout" svg:width="0.018cm" svg:height="4.263cm" svg:x="8.247cm" svg:y="7.792cm" svg:viewBox="0 0 19 4264" draw:points="0,4264 19,4264 19,0 0,0">
          <text:p/>
        </draw:polygon>
        <draw:polygon draw:style-name="gr12" draw:text-style-name="P5" draw:layer="layout" svg:width="0.017cm" svg:height="4.263cm" svg:x="14.068cm" svg:y="7.792cm" svg:viewBox="0 0 18 4264" draw:points="0,4264 18,4264 18,0 0,0">
          <text:p/>
        </draw:polygon>
        <draw:polygon draw:style-name="gr12" draw:text-style-name="P5" draw:layer="layout" svg:width="0.017cm" svg:height="4.263cm" svg:x="20.524cm" svg:y="7.792cm" svg:viewBox="0 0 18 4264" draw:points="0,4264 18,4264 18,0 0,0">
          <text:p/>
        </draw:polygon>
        <draw:polygon draw:style-name="gr12" draw:text-style-name="P5" draw:layer="layout" svg:width="0.017cm" svg:height="4.263cm" svg:x="26.981cm" svg:y="7.792cm" svg:viewBox="0 0 18 4264" draw:points="0,4264 18,4264 18,0 0,0">
          <text:p/>
        </draw:polygon>
        <draw:polygon draw:style-name="gr13" draw:text-style-name="P6" draw:layer="layout" svg:width="6.81cm" svg:height="4.263cm" svg:x="1.437cm" svg:y="12.074cm" svg:viewBox="0 0 6811 4264" draw:points="0,4264 6811,4264 6811,0 0,0">
          <text:p/>
        </draw:polygon>
        <draw:polygon draw:style-name="gr13" draw:text-style-name="P6" draw:layer="layout" svg:width="6.446cm" svg:height="0.474cm" svg:x="1.619cm" svg:y="12.309cm" svg:viewBox="0 0 6447 475" draw:points="0,475 6447,475 6447,0 0,0">
          <text:p/>
        </draw:polygon>
        <draw:frame draw:style-name="gr15" draw:text-style-name="P4" draw:layer="layout" svg:width="0.386cm" svg:height="0.39cm" svg:x="20.724cm" svg:y="9.764cm">
          <draw:text-box>
            <text:p text:style-name="P1"><text:span text:style-name="T4"><text:s/></text:span></text:p>
          </draw:text-box>
        </draw:frame>
        <draw:polygon draw:style-name="gr16" draw:text-style-name="P6" draw:layer="layout" svg:width="6.446cm" svg:height="1.051cm" svg:x="1.619cm" svg:y="12.783cm" svg:viewBox="0 0 6447 1052" draw:points="0,1052 6447,1052 6447,0 0,0">
          <text:p>Duong</text:p>
        </draw:polygon>
        <draw:frame draw:style-name="gr15" draw:text-style-name="P4" draw:layer="layout" svg:width="0.386cm" svg:height="0.39cm" svg:x="1.619cm" svg:y="12.388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12.862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13.336cm">
          <draw:text-box>
            <text:p text:style-name="P1"><text:span text:style-name="T2"><text:s/></text:span></text:p>
          </draw:text-box>
        </draw:frame>
        <draw:polygon draw:style-name="gr13" draw:text-style-name="P6" draw:layer="layout" svg:width="6.446cm" svg:height="0.472cm" svg:x="1.619cm" svg:y="14.206cm" svg:viewBox="0 0 6447 473" draw:points="0,473 6447,473 6447,0 0,0">
          <text:p/>
        </draw:polygon>
        <draw:frame draw:style-name="gr15" draw:text-style-name="P4" draw:layer="layout" svg:width="0.386cm" svg:height="0.39cm" svg:x="1.619cm" svg:y="13.81cm">
          <draw:text-box>
            <text:p text:style-name="P1"><text:span text:style-name="T2"><text:s/></text:span></text:p>
          </draw:text-box>
        </draw:frame>
        <draw:polygon draw:style-name="gr13" draw:text-style-name="P6" draw:layer="layout" svg:width="6.446cm" svg:height="0.474cm" svg:x="1.619cm" svg:y="14.678cm" svg:viewBox="0 0 6447 475" draw:points="0,475 6447,475 6447,0 0,0">
          <text:p/>
        </draw:polygon>
        <draw:frame draw:style-name="gr17" draw:text-style-name="P4" draw:layer="layout" svg:width="6.246cm" svg:height="0.39cm" svg:x="1.619cm" svg:y="14.284cm">
          <draw:text-box>
            <text:p text:style-name="P1"><text:span text:style-name="T2">Present from start to end of meeting? <text:s/></text:span></text:p>
          </draw:text-box>
        </draw:frame>
        <draw:frame draw:style-name="gr15" draw:text-style-name="P4" draw:layer="layout" svg:width="0.386cm" svg:height="0.39cm" svg:x="1.619cm" svg:y="14.756cm">
          <draw:text-box>
            <text:p text:style-name="P1"><text:span text:style-name="T2"><text:s/></text:span></text:p>
          </draw:text-box>
        </draw:frame>
        <draw:frame draw:style-name="gr21" draw:text-style-name="P7" draw:layer="layout" svg:width="0.662cm" svg:height="0.39cm" svg:x="2.889cm" svg:y="14.756cm">
          <draw:text-box>
            <text:p text:style-name="P1"><text:span text:style-name="T3">YES </text:span></text:p>
          </draw:text-box>
        </draw:frame>
        <draw:polygon draw:style-name="gr13" draw:text-style-name="P6" draw:layer="layout" svg:width="6.446cm" svg:height="0.474cm" svg:x="1.619cm" svg:y="15.152cm" svg:viewBox="0 0 6447 475" draw:points="0,475 6447,475 6447,0 0,0">
          <text:p/>
        </draw:polygon>
        <draw:frame draw:style-name="gr19" draw:text-style-name="P4" draw:layer="layout" svg:width="0.612cm" svg:height="0.39cm" svg:x="4.159cm" svg:y="14.756cm">
          <draw:text-box>
            <text:p text:style-name="P1"><text:span text:style-name="T2">NO </text:span></text:p>
          </draw:text-box>
        </draw:frame>
        <draw:frame draw:style-name="gr20" draw:text-style-name="P4" draw:layer="layout" svg:width="2.864cm" svg:height="0.39cm" svg:x="1.619cm" svg:y="15.23cm">
          <draw:text-box>
            <text:p text:style-name="P1"><text:span text:style-name="T2">Is Scrum Master? </text:span></text:p>
          </draw:text-box>
        </draw:frame>
        <draw:polygon draw:style-name="gr13" draw:text-style-name="P6" draw:layer="layout" svg:width="6.446cm" svg:height="0.474cm" svg:x="1.619cm" svg:y="15.626cm" svg:viewBox="0 0 6447 475" draw:points="0,475 6447,475 6447,0 0,0">
          <text:p/>
        </draw:polygon>
        <draw:frame draw:style-name="gr15" draw:text-style-name="P4" draw:layer="layout" svg:width="0.386cm" svg:height="0.39cm" svg:x="5.43cm" svg:y="15.23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15.704cm">
          <draw:text-box>
            <text:p text:style-name="P1"><text:span text:style-name="T2"><text:s/></text:span></text:p>
          </draw:text-box>
        </draw:frame>
        <draw:frame draw:style-name="gr21" draw:text-style-name="P4" draw:layer="layout" svg:width="0.662cm" svg:height="0.39cm" svg:x="2.889cm" svg:y="15.704cm">
          <draw:text-box>
            <text:p text:style-name="P1"><text:span text:style-name="T2">YES </text:span></text:p>
          </draw:text-box>
        </draw:frame>
        <draw:polygon draw:style-name="gr16" draw:text-style-name="P6" draw:layer="layout" svg:width="5.804cm" svg:height="4.263cm" svg:x="8.264cm" svg:y="12.074cm" svg:viewBox="0 0 5805 4264" draw:points="0,4264 5805,4264 5805,0 0,0">
          <text:p>Editted login </text:p>
          <text:p>page And </text:p>
          <text:p>create account</text:p>
        </draw:polygon>
        <draw:frame draw:style-name="gr19" draw:text-style-name="P4" draw:layer="layout" svg:width="0.612cm" svg:height="0.39cm" svg:x="4.159cm" svg:y="15.704cm">
          <draw:text-box>
            <text:p text:style-name="P1"><text:span text:style-name="T3">NO</text:span><text:span text:style-name="T2"> </text:span></text:p>
          </draw:text-box>
        </draw:frame>
        <draw:polygon draw:style-name="gr16" draw:text-style-name="P6" draw:layer="layout" svg:width="6.439cm" svg:height="4.263cm" svg:x="14.085cm" svg:y="12.074cm" svg:viewBox="0 0 6440 4264" draw:points="0,4264 6440,4264 6440,0 0,0">
          <text:p/>
        </draw:polygon>
        <draw:frame draw:style-name="gr15" draw:text-style-name="P4" draw:layer="layout" svg:width="0.386cm" svg:height="0.39cm" svg:x="8.446cm" svg:y="14.047cm">
          <draw:text-box>
            <text:p text:style-name="P1"><text:span text:style-name="T4"><text:s/></text:span></text:p>
          </draw:text-box>
        </draw:frame>
        <draw:polygon draw:style-name="gr13" draw:text-style-name="P6" draw:layer="layout" svg:width="6.44cm" svg:height="4.263cm" svg:x="20.541cm" svg:y="12.074cm" svg:viewBox="0 0 6441 4264" draw:points="0,4264 6441,4264 6441,0 0,0">
          <text:p/>
        </draw:polygon>
        <draw:polygon draw:style-name="gr13" draw:text-style-name="P6" draw:layer="layout" svg:width="6.076cm" svg:height="0.472cm" svg:x="20.723cm" svg:y="13.969cm" svg:viewBox="0 0 6077 473" draw:points="0,473 6077,473 6077,0 0,0">
          <text:p/>
        </draw:polygon>
        <draw:frame draw:style-name="gr15" draw:text-style-name="P4" draw:layer="layout" svg:width="0.386cm" svg:height="0.39cm" svg:x="14.267cm" svg:y="14.047cm">
          <draw:text-box>
            <text:p text:style-name="P1"><text:span text:style-name="T4"><text:s/></text:span></text:p>
          </draw:text-box>
        </draw:frame>
        <draw:polygon draw:style-name="gr12" draw:text-style-name="P5" draw:layer="layout" svg:width="0.017cm" svg:height="0.018cm" svg:x="1.42cm" svg:y="12.055cm" svg:viewBox="0 0 18 19" draw:points="0,19 18,19 18,0 0,0">
          <text:p/>
        </draw:polygon>
        <draw:polygon draw:style-name="gr12" draw:text-style-name="P5" draw:layer="layout" svg:width="6.81cm" svg:height="0.018cm" svg:x="1.437cm" svg:y="12.055cm" svg:viewBox="0 0 6811 19" draw:points="0,19 6811,19 6811,0 0,0">
          <text:p/>
        </draw:polygon>
        <draw:polygon draw:style-name="gr12" draw:text-style-name="P5" draw:layer="layout" svg:width="0.018cm" svg:height="0.018cm" svg:x="8.247cm" svg:y="12.055cm" svg:viewBox="0 0 19 19" draw:points="0,19 19,19 19,0 0,0">
          <text:p/>
        </draw:polygon>
        <draw:polygon draw:style-name="gr12" draw:text-style-name="P5" draw:layer="layout" svg:width="5.804cm" svg:height="0.018cm" svg:x="8.264cm" svg:y="12.055cm" svg:viewBox="0 0 5805 19" draw:points="0,19 5805,19 5805,0 0,0">
          <text:p/>
        </draw:polygon>
        <draw:polygon draw:style-name="gr12" draw:text-style-name="P5" draw:layer="layout" svg:width="0.017cm" svg:height="0.018cm" svg:x="14.068cm" svg:y="12.055cm" svg:viewBox="0 0 18 19" draw:points="0,19 18,19 18,0 0,0">
          <text:p/>
        </draw:polygon>
        <draw:polygon draw:style-name="gr12" draw:text-style-name="P5" draw:layer="layout" svg:width="6.439cm" svg:height="0.018cm" svg:x="14.085cm" svg:y="12.055cm" svg:viewBox="0 0 6440 19" draw:points="0,19 6440,19 6440,0 0,0">
          <text:p/>
        </draw:polygon>
        <draw:polygon draw:style-name="gr12" draw:text-style-name="P5" draw:layer="layout" svg:width="0.017cm" svg:height="0.018cm" svg:x="20.524cm" svg:y="12.055cm" svg:viewBox="0 0 18 19" draw:points="0,19 18,19 18,0 0,0">
          <text:p/>
        </draw:polygon>
        <draw:polygon draw:style-name="gr12" draw:text-style-name="P5" draw:layer="layout" svg:width="6.44cm" svg:height="0.018cm" svg:x="20.541cm" svg:y="12.055cm" svg:viewBox="0 0 6441 19" draw:points="0,19 6441,19 6441,0 0,0">
          <text:p/>
        </draw:polygon>
        <draw:polygon draw:style-name="gr12" draw:text-style-name="P5" draw:layer="layout" svg:width="0.017cm" svg:height="0.018cm" svg:x="26.981cm" svg:y="12.055cm" svg:viewBox="0 0 18 19" draw:points="0,19 18,19 18,0 0,0">
          <text:p/>
        </draw:polygon>
        <draw:polygon draw:style-name="gr12" draw:text-style-name="P5" draw:layer="layout" svg:width="0.017cm" svg:height="4.265cm" svg:x="1.42cm" svg:y="12.072cm" svg:viewBox="0 0 18 4266" draw:points="0,4266 18,4266 18,0 0,0">
          <text:p/>
        </draw:polygon>
        <draw:polygon draw:style-name="gr12" draw:text-style-name="P5" draw:layer="layout" svg:width="0.018cm" svg:height="4.265cm" svg:x="8.247cm" svg:y="12.072cm" svg:viewBox="0 0 19 4266" draw:points="0,4266 19,4266 19,0 0,0">
          <text:p/>
        </draw:polygon>
        <draw:polygon draw:style-name="gr12" draw:text-style-name="P5" draw:layer="layout" svg:width="0.017cm" svg:height="4.265cm" svg:x="14.068cm" svg:y="12.072cm" svg:viewBox="0 0 18 4266" draw:points="0,4266 18,4266 18,0 0,0">
          <text:p/>
        </draw:polygon>
        <draw:polygon draw:style-name="gr12" draw:text-style-name="P5" draw:layer="layout" svg:width="0.017cm" svg:height="4.265cm" svg:x="20.524cm" svg:y="12.072cm" svg:viewBox="0 0 18 4266" draw:points="0,4266 18,4266 18,0 0,0">
          <text:p/>
        </draw:polygon>
        <draw:polygon draw:style-name="gr12" draw:text-style-name="P5" draw:layer="layout" svg:width="0.017cm" svg:height="4.265cm" svg:x="26.981cm" svg:y="12.072cm" svg:viewBox="0 0 18 4266" draw:points="0,4266 18,4266 18,0 0,0">
          <text:p/>
        </draw:polygon>
        <draw:frame draw:style-name="gr15" draw:text-style-name="P4" draw:layer="layout" svg:width="0.386cm" svg:height="0.39cm" svg:x="20.724cm" svg:y="14.047cm">
          <draw:text-box>
            <text:p text:style-name="P1"><text:span text:style-name="T4"><text:s/></text:span></text:p>
          </draw:text-box>
        </draw:frame>
        <draw:frame draw:style-name="gr15" draw:text-style-name="P4" draw:layer="layout" svg:width="0.386cm" svg:height="0.39cm" svg:x="1.619cm" svg:y="16.433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16.907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17.381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17.853cm">
          <draw:text-box>
            <text:p text:style-name="P1"><text:span text:style-name="T2"><text:s/></text:span></text:p>
          </draw:text-box>
        </draw:frame>
        <draw:frame draw:style-name="gr17" draw:text-style-name="P4" draw:layer="layout" svg:width="6.246cm" svg:height="0.39cm" svg:x="1.619cm" svg:y="18.327cm">
          <draw:text-box>
            <text:p text:style-name="P1"><text:span text:style-name="T2">Present from start to end of meeting? <text:s/></text:span></text:p>
          </draw:text-box>
        </draw:frame>
        <draw:frame draw:style-name="gr15" draw:text-style-name="P4" draw:layer="layout" svg:width="0.386cm" svg:height="0.39cm" svg:x="1.619cm" svg:y="18.802cm">
          <draw:text-box>
            <text:p text:style-name="P1"><text:span text:style-name="T2"><text:s/></text:span></text:p>
          </draw:text-box>
        </draw:frame>
        <draw:frame draw:style-name="gr18" draw:text-style-name="P4" draw:layer="layout" svg:width="0.663cm" svg:height="0.39cm" svg:x="2.889cm" svg:y="18.802cm">
          <draw:text-box>
            <text:p text:style-name="P1"><text:span text:style-name="T3">YES</text:span><text:span text:style-name="T2"> </text:span></text:p>
          </draw:text-box>
        </draw:frame>
        <draw:frame draw:style-name="gr19" draw:text-style-name="P4" draw:layer="layout" svg:width="0.612cm" svg:height="0.39cm" svg:x="4.159cm" svg:y="18.802cm">
          <draw:text-box>
            <text:p text:style-name="P1"><text:span text:style-name="T2">NO </text:span></text:p>
          </draw:text-box>
        </draw:frame>
        <draw:frame draw:style-name="gr20" draw:text-style-name="P4" draw:layer="layout" svg:width="2.864cm" svg:height="0.39cm" svg:x="1.619cm" svg:y="19.276cm">
          <draw:text-box>
            <text:p text:style-name="P1"><text:span text:style-name="T2">Is Scrum Master? </text:span></text:p>
          </draw:text-box>
        </draw:frame>
        <draw:frame draw:style-name="gr15" draw:text-style-name="P4" draw:layer="layout" svg:width="0.386cm" svg:height="0.39cm" svg:x="5.43cm" svg:y="19.276cm">
          <draw:text-box>
            <text:p text:style-name="P1"><text:span text:style-name="T2"><text:s/></text:span></text:p>
          </draw:text-box>
        </draw:frame>
        <draw:frame draw:style-name="gr15" draw:text-style-name="P4" draw:layer="layout" svg:width="0.386cm" svg:height="0.39cm" svg:x="1.619cm" svg:y="19.75cm">
          <draw:text-box>
            <text:p text:style-name="P1"><text:span text:style-name="T2"><text:s/></text:span></text:p>
          </draw:text-box>
        </draw:frame>
        <draw:frame draw:style-name="gr21" draw:text-style-name="P4" draw:layer="layout" svg:width="0.662cm" svg:height="0.39cm" svg:x="2.889cm" svg:y="19.75cm">
          <draw:text-box>
            <text:p text:style-name="P1"><text:span text:style-name="T2">YES </text:span></text:p>
          </draw:text-box>
        </draw:frame>
        <draw:frame draw:style-name="gr19" draw:text-style-name="P9" draw:layer="layout" svg:width="0.612cm" svg:height="0.39cm" svg:x="4.159cm" svg:y="19.75cm">
          <draw:text-box>
            <text:p text:style-name="P1"><text:span text:style-name="T3">NO </text:span></text:p>
          </draw:text-box>
        </draw:frame>
        <draw:frame draw:style-name="gr15" draw:text-style-name="P4" draw:layer="layout" svg:width="0.386cm" svg:height="0.39cm" svg:x="8.446cm" svg:y="18.09cm">
          <draw:text-box>
            <text:p text:style-name="P1"><text:span text:style-name="T4"><text:s/></text:span></text:p>
          </draw:text-box>
        </draw:frame>
        <draw:frame draw:style-name="gr15" draw:text-style-name="P4" draw:layer="layout" svg:width="0.386cm" svg:height="0.39cm" svg:x="14.267cm" svg:y="18.09cm">
          <draw:text-box>
            <text:p text:style-name="P1"><text:span text:style-name="T4"><text:s/></text:span></text:p>
          </draw:text-box>
        </draw:frame>
        <draw:polygon draw:style-name="gr12" draw:text-style-name="P5" draw:layer="layout" svg:width="0.017cm" svg:height="0.017cm" svg:x="1.42cm" svg:y="16.337cm" svg:viewBox="0 0 18 18" draw:points="0,18 18,18 18,0 0,0">
          <text:p/>
        </draw:polygon>
        <draw:polygon draw:style-name="gr12" draw:text-style-name="P5" draw:layer="layout" svg:width="6.81cm" svg:height="0.017cm" svg:x="1.437cm" svg:y="16.337cm" svg:viewBox="0 0 6811 18" draw:points="0,18 6811,18 6811,0 0,0">
          <text:p/>
        </draw:polygon>
        <draw:polygon draw:style-name="gr12" draw:text-style-name="P5" draw:layer="layout" svg:width="0.018cm" svg:height="0.017cm" svg:x="8.247cm" svg:y="16.337cm" svg:viewBox="0 0 19 18" draw:points="0,18 19,18 19,0 0,0">
          <text:p/>
        </draw:polygon>
        <draw:polygon draw:style-name="gr12" draw:text-style-name="P5" draw:layer="layout" svg:width="5.804cm" svg:height="0.017cm" svg:x="8.264cm" svg:y="16.337cm" svg:viewBox="0 0 5805 18" draw:points="0,18 5805,18 5805,0 0,0">
          <text:p/>
        </draw:polygon>
        <draw:polygon draw:style-name="gr12" draw:text-style-name="P5" draw:layer="layout" svg:width="0.017cm" svg:height="0.017cm" svg:x="14.068cm" svg:y="16.337cm" svg:viewBox="0 0 18 18" draw:points="0,18 18,18 18,0 0,0">
          <text:p/>
        </draw:polygon>
        <draw:polygon draw:style-name="gr12" draw:text-style-name="P5" draw:layer="layout" svg:width="6.439cm" svg:height="0.017cm" svg:x="14.085cm" svg:y="16.337cm" svg:viewBox="0 0 6440 18" draw:points="0,18 6440,18 6440,0 0,0">
          <text:p/>
        </draw:polygon>
        <draw:polygon draw:style-name="gr12" draw:text-style-name="P5" draw:layer="layout" svg:width="0.017cm" svg:height="0.017cm" svg:x="20.524cm" svg:y="16.337cm" svg:viewBox="0 0 18 18" draw:points="0,18 18,18 18,0 0,0">
          <text:p/>
        </draw:polygon>
        <draw:polygon draw:style-name="gr12" draw:text-style-name="P5" draw:layer="layout" svg:width="6.44cm" svg:height="0.017cm" svg:x="20.541cm" svg:y="16.337cm" svg:viewBox="0 0 6441 18" draw:points="0,18 6441,18 6441,0 0,0">
          <text:p/>
        </draw:polygon>
        <draw:polygon draw:style-name="gr12" draw:text-style-name="P5" draw:layer="layout" svg:width="0.017cm" svg:height="0.017cm" svg:x="26.981cm" svg:y="16.337cm" svg:viewBox="0 0 18 18" draw:points="0,18 18,18 18,0 0,0">
          <text:p/>
        </draw:polygon>
        <draw:polygon draw:style-name="gr12" draw:text-style-name="P5" draw:layer="layout" svg:width="0.017cm" svg:height="3.792cm" svg:x="1.42cm" svg:y="16.354cm" svg:viewBox="0 0 18 3793" draw:points="0,3793 18,3793 18,0 0,0">
          <text:p/>
        </draw:polygon>
        <draw:polygon draw:style-name="gr12" draw:text-style-name="P5" draw:layer="layout" svg:width="0.017cm" svg:height="0.017cm" svg:x="1.42cm" svg:y="20.146cm" svg:viewBox="0 0 18 18" draw:points="0,18 18,18 18,0 0,0">
          <text:p/>
        </draw:polygon>
        <draw:polygon draw:style-name="gr12" draw:text-style-name="P5" draw:layer="layout" svg:width="0.017cm" svg:height="0.017cm" svg:x="1.42cm" svg:y="20.146cm" svg:viewBox="0 0 18 18" draw:points="0,18 18,18 18,0 0,0">
          <text:p/>
        </draw:polygon>
        <draw:polygon draw:style-name="gr12" draw:text-style-name="P5" draw:layer="layout" svg:width="6.81cm" svg:height="0.017cm" svg:x="1.437cm" svg:y="20.146cm" svg:viewBox="0 0 6811 18" draw:points="0,18 6811,18 6811,0 0,0">
          <text:p/>
        </draw:polygon>
        <draw:polygon draw:style-name="gr12" draw:text-style-name="P5" draw:layer="layout" svg:width="0.018cm" svg:height="3.792cm" svg:x="8.247cm" svg:y="16.354cm" svg:viewBox="0 0 19 3793" draw:points="0,3793 19,3793 19,0 0,0">
          <text:p/>
        </draw:polygon>
        <draw:polygon draw:style-name="gr12" draw:text-style-name="P5" draw:layer="layout" svg:width="0.018cm" svg:height="0.017cm" svg:x="8.247cm" svg:y="20.146cm" svg:viewBox="0 0 19 18" draw:points="0,18 19,18 19,0 0,0">
          <text:p/>
        </draw:polygon>
        <draw:polygon draw:style-name="gr12" draw:text-style-name="P5" draw:layer="layout" svg:width="5.804cm" svg:height="0.017cm" svg:x="8.264cm" svg:y="20.146cm" svg:viewBox="0 0 5805 18" draw:points="0,18 5805,18 5805,0 0,0">
          <text:p/>
        </draw:polygon>
        <draw:polygon draw:style-name="gr12" draw:text-style-name="P5" draw:layer="layout" svg:width="0.017cm" svg:height="3.792cm" svg:x="14.068cm" svg:y="16.354cm" svg:viewBox="0 0 18 3793" draw:points="0,3793 18,3793 18,0 0,0">
          <text:p/>
        </draw:polygon>
        <draw:polygon draw:style-name="gr12" draw:text-style-name="P5" draw:layer="layout" svg:width="0.017cm" svg:height="0.017cm" svg:x="14.068cm" svg:y="20.146cm" svg:viewBox="0 0 18 18" draw:points="0,18 18,18 18,0 0,0">
          <text:p/>
        </draw:polygon>
        <draw:polygon draw:style-name="gr12" draw:text-style-name="P5" draw:layer="layout" svg:width="6.439cm" svg:height="0.017cm" svg:x="14.085cm" svg:y="20.146cm" svg:viewBox="0 0 6440 18" draw:points="0,18 6440,18 6440,0 0,0">
          <text:p/>
        </draw:polygon>
        <draw:polygon draw:style-name="gr12" draw:text-style-name="P5" draw:layer="layout" svg:width="0.017cm" svg:height="3.792cm" svg:x="20.524cm" svg:y="16.354cm" svg:viewBox="0 0 18 3793" draw:points="0,3793 18,3793 18,0 0,0">
          <text:p/>
        </draw:polygon>
        <draw:polygon draw:style-name="gr12" draw:text-style-name="P5" draw:layer="layout" svg:width="0.017cm" svg:height="0.017cm" svg:x="20.524cm" svg:y="20.146cm" svg:viewBox="0 0 18 18" draw:points="0,18 18,18 18,0 0,0">
          <text:p/>
        </draw:polygon>
        <draw:polygon draw:style-name="gr12" draw:text-style-name="P5" draw:layer="layout" svg:width="6.44cm" svg:height="0.017cm" svg:x="20.541cm" svg:y="20.146cm" svg:viewBox="0 0 6441 18" draw:points="0,18 6441,18 6441,0 0,0">
          <text:p/>
        </draw:polygon>
        <draw:polygon draw:style-name="gr12" draw:text-style-name="P5" draw:layer="layout" svg:width="0.017cm" svg:height="3.792cm" svg:x="26.981cm" svg:y="16.354cm" svg:viewBox="0 0 18 3793" draw:points="0,3793 18,3793 18,0 0,0">
          <text:p/>
        </draw:polygon>
        <draw:polygon draw:style-name="gr12" draw:text-style-name="P5" draw:layer="layout" svg:width="0.017cm" svg:height="0.017cm" svg:x="26.981cm" svg:y="20.146cm" svg:viewBox="0 0 18 18" draw:points="0,18 18,18 18,0 0,0">
          <text:p/>
        </draw:polygon>
        <draw:polygon draw:style-name="gr12" draw:text-style-name="P5" draw:layer="layout" svg:width="0.017cm" svg:height="0.017cm" svg:x="26.981cm" svg:y="20.146cm" svg:viewBox="0 0 18 18" draw:points="0,18 18,18 18,0 0,0">
          <text:p/>
        </draw:polygon>
        <draw:frame draw:style-name="gr15" draw:text-style-name="P4" draw:layer="layout" svg:width="0.386cm" svg:height="0.39cm" svg:x="20.724cm" svg:y="18.09cm">
          <draw:text-box>
            <text:p text:style-name="P1"><text:span text:style-name="T4"><text:s/></text:span></text:p>
          </draw:text-box>
        </draw:frame>
        <draw:frame draw:style-name="gr15" draw:text-style-name="P4" draw:layer="layout" svg:width="0.386cm" svg:height="0.39cm" svg:x="2.54cm" svg:y="20.241cm">
          <draw:text-box>
            <text:p text:style-name="P1"><text:span text:style-name="T4"><text:s/></text:span></text:p>
          </draw:text-box>
        </draw:frame>
        <draw:frame draw:style-name="gr22" draw:text-style-name="P10" draw:layer="layout" svg:width="6.35cm" svg:height="1.397cm" svg:x="1.781cm" svg:y="8.247cm">
          <draw:text-box>
            <text:p>Andrew</text:p>
          </draw:text-box>
        </draw:frame>
        <draw:frame draw:style-name="gr23" draw:text-style-name="P10" draw:layer="layout" svg:width="5.08cm" svg:height="3.81cm" svg:x="8.639cm" svg:y="7.993cm">
          <draw:text-box>
            <text:p>Found how to edit file on web host</text:p>
          </draw:text-box>
        </draw:frame>
        <draw:frame draw:style-name="gr24" draw:text-style-name="P10" draw:layer="layout" svg:width="6.223cm" svg:height="1.27cm" svg:x="1.654cm" svg:y="16.756cm">
          <draw:text-box>
            <text:p>Robert</text:p>
          </draw:text-box>
        </draw:frame>
        <draw:frame draw:style-name="gr25" draw:text-style-name="P10" draw:layer="layout" svg:width="5.588cm" svg:height="3.429cm" svg:x="8.385cm" svg:y="16.502cm">
          <draw:text-box>
            <text:p>Tested</text:p>
          </draw:text-box>
        </draw:frame>
        <draw:frame draw:style-name="gr26" draw:text-style-name="P10" draw:layer="layout" svg:width="6.096cm" svg:height="3.302cm" svg:x="14.227cm" svg:y="16.629cm">
          <draw:text-box>
            <text:p>Form to invite user to project</text:p>
          </draw:text-box>
        </draw:frame>
        <draw:frame draw:style-name="gr23" draw:text-style-name="P10" draw:layer="layout" svg:width="6.223cm" svg:height="3.81cm" svg:x="14.1cm" svg:y="7.993cm">
          <draw:text-box>
            <text:p>Create projects and lookup table</text:p>
          </draw:text-box>
        </draw:frame>
        <draw:frame draw:style-name="gr23" draw:text-style-name="P10" draw:layer="layout" svg:width="5.969cm" svg:height="3.81cm" svg:x="14.227cm" svg:y="3.675cm">
          <draw:text-box>
            <text:p>Testing of create project and add user</text:p>
          </draw:text-box>
        </draw:frame>
        <draw:frame draw:style-name="gr27" draw:text-style-name="P10" draw:layer="layout" svg:width="6.096cm" svg:height="3.937cm" svg:x="14.227cm" svg:y="12.311cm">
          <draw:text-box>
            <text:p>Front end for viewing projec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1cm" fo:margin-left="1.4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0T19:21:27.979607856</dc:date>
    <meta:editing-duration>PT18M2S</meta:editing-duration>
    <meta:editing-cycles>3</meta:editing-cycles>
    <meta:generator>LibreOffice/5.0.6.2$Linux_X86_64 LibreOffice_project/00$Build-2</meta:generator>
    <meta:document-statistic meta:object-count="205"/>
  </office:meta>
</office:document-meta>
</file>